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fierToValueCMP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ToValueCMP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ToValueCMP.IdentifierToValueCMP( final Identifier identifier , final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